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40cf" officeooo:paragraph-rsid="001a40cf"/>
    </style:style>
    <style:style style:name="P2" style:family="paragraph" style:parent-style-name="Standard">
      <style:text-properties officeooo:rsid="001c0f86" officeooo:paragraph-rsid="001c0f86"/>
    </style:style>
    <style:style style:name="P3" style:family="paragraph" style:parent-style-name="Standard">
      <style:text-properties officeooo:rsid="001c8626" officeooo:paragraph-rsid="001c8626"/>
    </style:style>
    <style:style style:name="P4" style:family="paragraph" style:parent-style-name="Standard">
      <style:text-properties officeooo:paragraph-rsid="001c8626"/>
    </style:style>
    <style:style style:name="P5" style:family="paragraph" style:parent-style-name="Standard">
      <style:paragraph-properties fo:text-align="end" style:justify-single-word="false"/>
      <style:text-properties officeooo:rsid="001e5b1f" officeooo:paragraph-rsid="001e5b1f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c0f86"/>
    </style:style>
    <style:style style:name="T4" style:family="text">
      <style:text-properties officeooo:rsid="001c8626"/>
    </style:style>
    <style:style style:name="T5" style:family="text">
      <style:text-properties officeooo:rsid="001e5b1f"/>
    </style:style>
    <style:style style:name="T6" style:family="text">
      <style:text-properties fo:font-variant="normal" fo:text-transform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7<text:span text:style-name="T1">th</text:span> June 2020</text:p>
      <text:p text:style-name="P1">UniLearn</text:p>
      <text:p text:style-name="P1"/>
      <text:p text:style-name="P1">created send mail function with email(<text:a xlink:type="simple" xlink:href="mailto:security@unilearn.com.eg" text:style-name="Internet_20_link" text:visited-style-name="Visited_20_Internet_20_Link">security@unilearn.com.eg</text:a>)</text:p>
      <text:p text:style-name="P1">created function to check the entered email from user is exist id database</text:p>
      <text:p text:style-name="P1">created function which generate 8 random digits</text:p>
      <text:p text:style-name="P1">created table called Security_Digits to store all generated codes &gt; related with User table if many to one relation ship</text:p>
      <text:p text:style-name="P1">created returnable function &gt; check that the entered code is equal the last stored code in database &gt; get the user which related with this code &gt; create new access token to the user &gt; send the user data (Role, Username, Access Token) in response</text:p>
      <text:p text:style-name="P1">update <text:span text:style-name="T3">append question to quiz to use serializer not API end point</text:span></text:p>
      <text:p text:style-name="P2">created profile update function with URL ~/profile/update/</text:p>
      <text:p text:style-name="P2">updated User table avatar to be Image Field and store the image with backEnd</text:p>
      <text:p text:style-name="P2">update setting file , <text:span text:style-name="T4">added media root and media url to listen to frontend</text:span></text:p>
      <text:p text:style-name="P3">update user profile to return user id to check the questions author with id</text:p>
      <text:p text:style-name="P4"><text:span text:style-name="T4">update list questions serializer to print question_id</text:span></text:p>
      <text:p text:style-name="P3">update append question function to take question pk not question_id</text:p>
      <text:p text:style-name="P3"/>
      <text:p text:style-name="P3"/>
      <text:p text:style-name="P3">NOTES:</text:p>
      <text:p text:style-name="P3"><text:tab/><text:span text:style-name="T5">github repo:</text:span></text:p>
      <text:p text:style-name="P3"><text:tab/><text:a xlink:type="simple" xlink:href="https://github.com/unilearnegypt/BackEnd.git" text:style-name="Internet_20_link" text:visited-style-name="Visited_20_Internet_20_Link">https://github.com/unilearnegypt/BackEnd.git</text:a></text:p>
      <text:p text:style-name="P3"/>
      <text:p text:style-name="P4"><text:span text:style-name="T4"><text:tab/></text:span>Github document (how to use it , and how to create branch) -&gt; Karim  (3 hrs) <text:span text:style-name="T5">&gt; not finished</text:span></text:p>
      <text:p text:style-name="P4"/>
      <text:p text:style-name="P4"><text:tab/><text:span text:style-name="T6">  </text:span>Use Sphinx tool to document the project code (automatically generate tool) and this link will help you and write document on how to use sphinx -&gt; Karim (9 hrs) <text:span text:style-name="T5">&gt; not finished</text:span></text:p>
      <text:p text:style-name="P4"/>
      <text:p text:style-name="P4"/>
      <text:p text:style-name="P5">waiting your replies </text:p>
      <text:p text:style-name="P3"/>
      <text:p text:style-name="P3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7T16:56:00.480629431</meta:creation-date>
    <dc:date>2020-06-07T17:41:40.331342028</dc:date>
    <meta:editing-duration>PT5M9S</meta:editing-duration>
    <meta:editing-cycles>1</meta:editing-cycles>
    <meta:document-statistic meta:table-count="0" meta:image-count="0" meta:object-count="0" meta:page-count="1" meta:paragraph-count="20" meta:word-count="231" meta:character-count="1393" meta:non-whitespace-character-count="1174"/>
    <meta:generator>LibreOffice/6.0.7.3$Linux_X86_64 LibreOffice_project/00m0$Build-3</meta:generator>
  </office:meta>
</office:document-meta>
</file>